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gpu_manufactur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gpus for type {type}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type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type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type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type/:v_ram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<text:s/>v_ram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charact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character/mode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gpu with attribut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character/:attrib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character/:typ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gpu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  <table:table-row table:style-name="ro1">
          <table:table-cell table:style-name="Default"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42:16.352748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7:49:53.487579464</dc:date>
    <meta:editing-duration>PT2M34S</meta:editing-duration>
    <meta:editing-cycles>2</meta:editing-cycles>
    <meta:generator>LibreOffice/4.2.8.2$Linux_X86_64 LibreOffice_project/420m0$Build-2</meta:generator>
    <meta:document-statistic meta:table-count="1" meta:cell-count="54" meta:object-count="0"/>
  </office:meta>
</office:document-meta>
</file>